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7572*"/>
    </style:style>
    <style:style style:name="Tableau2.B" style:family="table-column">
      <style:table-column-properties style:column-width="16.715cm" style:rel-column-width="57963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6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14" style:family="paragraph" style:parent-style-name="Standard">
      <style:text-properties fo:color="#000000"/>
    </style:style>
    <style:style style:name="P15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8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21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3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4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5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7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8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9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30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31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32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3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4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P3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37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variant="small-caps" style:font-name="Trebuchet MS" fo:font-weight="bold" style:font-weight-asian="bold" style:font-weight-complex="bold"/>
    </style:style>
    <style:style style:name="T5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T13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style:font-name="DejaVu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5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16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9" style:family="text">
      <style:text-properties fo:letter-spacing="-0.009cm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DejaVu Serif" fo:font-weight="bold" style:font-weight-asian="bold" style:font-weight-complex="bold"/>
    </style:style>
    <style:style style:name="T23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position="super 58%"/>
    </style:style>
    <style:style style:name="T26" style:family="text">
      <style:text-properties fo:color="#000000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T30" style:family="text">
      <style:text-properties style:font-name="DejaVu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style:font-name="DejaVu Sans" fo:font-size="11pt" fo:font-style="italic" fo:font-weight="bold" style:font-size-asian="11pt" style:font-style-asian="italic" style:font-weight-asian="bold" style:font-size-complex="11pt" style:font-style-complex="italic"/>
    </style:style>
    <style:style style:name="T32" style:family="text">
      <style:text-properties style:font-name="DejaVu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3" style:family="text">
      <style:text-properties style:font-name="DejaVu Sans" fo:font-size="11pt" fo:letter-spacing="-0.009cm" fo:font-style="italic" style:font-size-asian="11pt" style:font-style-asian="italic" style:font-size-complex="11pt" style:font-style-complex="italic"/>
    </style:style>
    <style:style style:name="T34" style:family="text">
      <style:text-properties style:font-name="DejaVu Sans" fo:font-size="11pt" fo:letter-spacing="-0.009cm" fo:font-style="italic" fo:font-weight="bold" style:font-size-asian="11pt" style:font-style-asian="italic" style:font-weight-asian="bold" style:font-size-complex="11pt" style:font-style-complex="italic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30">9 rue Eugène Crétel</text:p>
            <text:p text:style-name="P30">91300 Massy, France</text:p>
            <text:p text:style-name="P29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5"><text:span text:style-name="T4">Ingénieur de Recherche </text:span><text:span text:style-name="T4">en Optimisation</text:span></text:p>
      <text:p text:style-name="P4"/>
      <text:p text:style-name="P15"><text:s text:c="58"/>Experience Professionnelle</text:p>
      <text:p text:style-name="P15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3">Courant</text:p>
            <text:p text:style-name="P23">- <text:s/></text:p>
            <text:p text:style-name="P23">2009</text:p>
          </table:table-cell>
          <table:table-cell table:style-name="Tableau2.B1" office:value-type="string">
            <text:p text:style-name="P8">Ingénieur à INRIA Saclay-IDF, Équipe TAO (Apprentissage et Optimisation)</text:p>
            <text:p text:style-name="Standard"><text:span text:style-name="T24">Recherches sur la classe d'algorithmes Monte Carlo Tree Search</text:span> </text:p>
            <text:p text:style-name="P7">Expérimentation et tests:</text:p>
            <text:p text:style-name="P6">- Tests automatiques et validation statistique.</text:p>
            <text:p text:style-name="P6">- Expérimentation sur la parallélisation de l'algorithme Monte-Carlo Tree Search.</text:p>
            <text:p text:style-name="P6">- Tuning des paramètres du programme joueur de Go MoGo.</text:p>
            <text:p text:style-name="P7">Développements:</text:p>
            <text:p text:style-name="P6">- Co-évolution sur grilles et construction automatique des livres d'ouvertures pour le jeu de Go.</text:p>
            <text:p text:style-name="P7">Maintenance:</text:p>
            <text:p text:style-name="P9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23">2010</text:p>
            <text:p text:style-name="P23">1 mois</text:p>
          </table:table-cell>
          <table:table-cell table:style-name="Tableau2.B1" office:value-type="string">
            <text:p text:style-name="P8">Mission à Taiwan: </text:p>
            <text:p text:style-name="P6">- Intégration de connaissances expertes dans le jeu de Go. </text:p>
            <text:p text:style-name="P6">- Installation d'un Mini-cluster pour expérimentions .</text:p>
          </table:table-cell>
        </table:table-row>
        <table:table-row>
          <table:table-cell table:style-name="Tableau2.A1" office:value-type="string">
            <text:p text:style-name="P23">2009</text:p>
            <text:p text:style-name="P23">6 mois</text:p>
          </table:table-cell>
          <table:table-cell table:style-name="Tableau2.B1" office:value-type="string">
            <text:p text:style-name="Standard"><text:span text:style-name="T24">Thèse de Master:</text:span> L<text:span text:style-name="T7">aboratoire d'informatique de Paris 6, Équipe Systèmes sur puce, Paris - France.</text:span></text:p>
            <text:p text:style-name="Standard"><text:span text:style-name="T18">Titre:</text:span> <text:span text:style-name="T23">Raffinement d'abstraction de composants pour la vérification par model checking de conceptions matérielles.</text:span></text:p>
            <text:p text:style-name="Standard"><text:span text:style-name="T18">Thèmes:</text:span> <text:span text:style-name="T23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23">2008</text:p>
            <text:p text:style-name="P23">6 mois</text:p>
          </table:table-cell>
          <table:table-cell table:style-name="Tableau2.B1" office:value-type="string">
            <text:p text:style-name="Standard"><text:span text:style-name="T24">Thèse de maîtrise, </text:span><text:span text:style-name="T8">Centre d'enseignement à distance,</text:span> <text:span text:style-name="T7">Faculté des sciences de Bizerte - Tunisie</text:span></text:p>
            <text:p text:style-name="Standard"><text:span text:style-name="T18">Titre:</text:span> <text:span text:style-name="T23">Système de gestion de e-learning : approche basée sur les metadonnées formelles pour <text:s/>l'aide à l'apprentissage en ligne. Module intégré dans la plateforme Moodle. </text:span></text:p>
            <text:p text:style-name="P6">Modélisation de la base de données avec Visual Paradigm et implementation sous Devphp.</text:p>
            <text:p text:style-name="Standard"><text:span text:style-name="T18">Thèmes:</text:span> intelligence artificielle , metadonnées, web semantique. </text:p>
          </table:table-cell>
        </table:table-row>
        <table:table-row table:style-name="Tableau2.5">
          <table:table-cell table:style-name="Tableau2.A1" office:value-type="string">
            <text:p text:style-name="P23">2008</text:p>
            <text:p text:style-name="P23">2 mois</text:p>
          </table:table-cell>
          <table:table-cell table:style-name="Tableau2.B1" office:value-type="string">
            <text:p text:style-name="Standard"><text:span text:style-name="T24">Moniteur de Programmation C,</text:span> <text:span text:style-name="T7">Ecole Lengua Info Space, Bizerte - Tunisia </text:span></text:p>
            <text:p text:style-name="P6">Formations intensives en programmation C : théorie et pratique.</text:p>
          </table:table-cell>
        </table:table-row>
        <table:table-row>
          <table:table-cell table:style-name="Tableau2.A1" office:value-type="string">
            <text:p text:style-name="P23">2007</text:p>
            <text:p text:style-name="P23">1 mois</text:p>
          </table:table-cell>
          <table:table-cell table:style-name="Tableau2.B1" office:value-type="string">
            <text:p text:style-name="P14"><text:span text:style-name="T24">Assistant stagiaire,</text:span><text:span text:style-name="T22"> </text:span><text:span text:style-name="T9">Centre de Formation Professionnelle, Société Tunisienne des Idustries de Raffinage, Bizerte - Tunisie.</text:span></text:p>
            <text:p text:style-name="Standard"><text:span text:style-name="T18">Application:</text:span> Développement d'une application de gestion de parc informatique dans le domaine de procédures de régulation et d'instrumentation en utilisant <text:span text:style-name="T23">Oracle Database10ge. </text:span></text:p>
          </table:table-cell>
        </table:table-row>
      </table:table>
      <text:p text:style-name="P15"/>
      <text:p text:style-name="P15"><text:s text:c="84"/>Etudes</text:p>
      <text:p text:style-name="P1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2009</text:p>
          </table:table-cell>
          <table:table-cell table:style-name="Tableau3.B1" office:value-type="string">
            <text:p text:style-name="P25">Master de recherche : Modèles, Optimisation, Programmation et Services. </text:p>
            <text:p text:style-name="P31"><text:span text:style-name="T5">Université d’Evry-Val-d’Essonne, France</text:span><text:span text:style-name="T6">.</text:span> <text:s text:c="4"/></text:p>
            <text:p text:style-name="P6">Majeurs: Optimisation, Apprentissage automatique, Recherche opérationelle.</text:p>
            <text:p text:style-name="P6">Mineurs: systèmes distribués<text:span text:style-name="T26">.</text:span></text:p>
          </table:table-cell>
        </table:table-row>
        <table:table-row>
          <table:table-cell table:style-name="Tableau3.A1" office:value-type="string">
            <text:p text:style-name="P22">2008</text:p>
          </table:table-cell>
          <table:table-cell table:style-name="Tableau3.B1" office:value-type="string">
            <text:p text:style-name="P26"><text:span text:style-name="T2">Maîtrise en Sciences informatiques, Génie Logiciel et Programmation,</text:span><text:span text:style-name="T10"> </text:span></text:p>
            <text:p text:style-name="P27"><text:span text:style-name="T5">Université de Carthage, Tunisie.</text:span><text:span text:style-name="T20"> </text:span><text:span text:style-name="T21"><text:s/></text:span></text:p>
            <text:p text:style-name="P33">Avec mention bien (3<text:span text:style-name="T25">eme</text:span>/64).</text:p>
            <text:p text:style-name="P32">Majeurs: Ateliers de génie logiciel. Mineurs: Architecture des systèmes <text:span text:style-name="T26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2">2004</text:p>
          </table:table-cell>
          <table:table-cell table:style-name="Tableau3.B1" office:value-type="string">
            <text:p text:style-name="P25">DEUPC en mathématiques et sciences informatiques.</text:p>
            <text:p text:style-name="P27"><text:span text:style-name="T5">Université de Carthage, Tunisie.</text:span><text:span text:style-name="T20"> </text:span><text:span text:style-name="T21"><text:s/></text:span></text:p>
            <text:p text:style-name="P6">Majeurs: Sciences informatiques, Mathématiques. Mineurs: Physiques, Statistiques<text:span text:style-name="T26">.</text:span></text:p>
            <text:p text:style-name="P35"><text:soft-page-break/></text:p>
          </table:table-cell>
        </table:table-row>
      </table:table>
      <text:p text:style-name="P18"><text:s text:c="61"/>Compétences Spécifiques</text:p>
      <text:p text:style-name="P28"/>
      <text:p text:style-name="P12"><text:span text:style-name="T17">Programmation:</text:span> C/C++(Expert), J2EE(Familier), Cuda(base).</text:p>
      <text:p text:style-name="P12"><text:span text:style-name="T17">API:</text:span> JNI, SWING. </text:p>
      <text:p text:style-name="P12"><text:span text:style-name="T17">IDE:</text:span> Vim, Eclipse, NetBeans.</text:p>
      <text:p text:style-name="P12"><text:span text:style-name="T17">Debugging:</text:span><text:span text:style-name="T19"> </text:span>DDD. <text:s text:c="3"/></text:p>
      <text:p text:style-name="P12"><text:span text:style-name="T17">Gestionnaires de Versions:</text:span> CVS, SVN, GIT. <text:s text:c="3"/></text:p>
      <text:p text:style-name="P12"><text:span text:style-name="T17">Scripts:</text:span> Shell, Sed, <text:span text:style-name="T26">Awk, O</text:span>ctave.<text:line-break/><text:span text:style-name="T17">Gestion de bases de données:</text:span> Oracle, PL/SQL, MySQL.</text:p>
      <text:p text:style-name="P12"><text:span text:style-name="T17">Systèmes d'exploitation:</text:span><text:span text:style-name="T19"> MS Windows, Linux, MacOS.</text:span></text:p>
      <text:p text:style-name="P15"><text:s text:c="79"/>Formations</text:p>
      <text:p text:style-name="P15"/>
      <text:p text:style-name="P12"><text:span text:style-name="T16">Janvier 2011: Formation intensive à l'INRIA-Rocquencourt (3 jours):</text:span> </text:p>
      <text:p text:style-name="P13"><text:s text:c="2"/>- Programmation parallèle avec MPI.</text:p>
      <text:p text:style-name="P13"><text:s text:c="2"/>- Programmation GPU avec Cuda.</text:p>
      <text:p text:style-name="P11">Avril 2011: Formation intensive à l'INRIA-Saclay (3 jours):</text:p>
      <text:p text:style-name="P13"><text:s text:c="2"/>- programmation GPGPU.</text:p>
      <text:p text:style-name="P11">Avril 2010: Ecole de printemps GRID'5000 (5 jours):</text:p>
      <text:p text:style-name="P12"><text:s text:c="2"/>-<text:span text:style-name="T3"> Expérimentations grande échelle sur les grilles et plan d'expériences.</text:span></text:p>
      <text:p text:style-name="P11">Avril 2011: Ecole de printemps GRID'5000 (5 jours):</text:p>
      <text:p text:style-name="P13"><text:s text:c="2"/>- Clouds computing et déploiement d'environnements virtualisés.</text:p>
      <text:p text:style-name="P16"><text:s text:c="82"/>Réalisations</text:p>
      <text:p text:style-name="P16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22">2011</text:p>
          </table:table-cell>
          <table:table-cell table:style-name="Tableau4.B1" office:value-type="string">
            <text:p text:style-name="Réussite"><text:span text:style-name="T11">MoGoDroid</text:span>: programme de Go pour la plateforme Android. Moteur en <text:span text:style-name="T11">C++</text:span>, Interface utilisateur en <text:span text:style-name="T11">Java</text:span> et la communication utilisant <text:s/><text:span text:style-name="T11">JNI</text:span>.</text:p>
          </table:table-cell>
        </table:table-row>
        <table:table-row table:style-name="Tableau4.1">
          <table:table-cell table:style-name="Tableau4.A2" office:value-type="string">
            <text:p text:style-name="P22">2009</text:p>
            <text:p text:style-name="P22"><text:s/>-</text:p>
            <text:p text:style-name="P22"><text:s/>2011</text:p>
          </table:table-cell>
          <table:table-cell table:style-name="Tableau4.B1" office:value-type="string">
            <text:p text:style-name="P24"><text:span text:style-name="T13">MoGo</text:span>:<text:span text:style-name="T27"> </text:span><text:span text:style-name="T15">Plusieurs records pour le programme joueur de Go MoGo :</text:span></text:p>
            <text:p text:style-name="P20"><text:s/><text:span text:style-name="T28">- Avril 2011:</text:span> Première victoire de MoGo en 13x13 avec handicap 2.5, conférence SSCI <text:s/>paris, France.</text:p>
            <text:p text:style-name="P20"><text:s/><text:span text:style-name="T28">- Novembre 2010 </text:span>: MoGo Champion du tournoi TAAI 2010 in 9x9 Go, 13x13 Go, <text:s text:c="4"/>19x19 Go (Haifong Weiqi Academy http://www.haifong.org/).</text:p>
            <text:p text:style-name="P20"><text:s/><text:span text:style-name="T28">- Juillet 2010 :</text:span> Première et seule victoire de <text:span text:style-name="T21">MoGo en </text:span>13x13, conférence WCCI, <text:s text:c="3"/>Barcelone, Spain.</text:p>
            <text:p text:style-name="P20"><text:s/><text:span text:style-name="T28">- Mars 2010 : </text:span>Certification 3Dan pour MoGoTW,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22">2007</text:p>
          </table:table-cell>
          <table:table-cell table:style-name="Tableau4.B1" office:value-type="string">
            <text:p text:style-name="P24"><text:span text:style-name="T13">Selection de travaux de recherche</text:span>:</text:p>
            <text:p text:style-name="P37">- Adding Double Progressive Widening to Upper Confidence Tree to Cope with </text:p>
            <text:p text:style-name="P37"><text:s/>Uncertainty in Planning Problems, EWRL, 2011(soumis). <text:s text:c="2"/></text:p>
            <text:p text:style-name="P37">- Consistency Modifications for Automatically Tuned Monte-Carlo Tree Search, LION, 2010.</text:p>
            <text:p text:style-name="P37">- Scalability and Parallelization of Monte-Carlo Tree Search, Jaist 2010.</text:p>
            <text:p text:style-name="P37">- Computational and Human Intelligence in Blind Go, IEEE CIG 2011.</text:p>
          </table:table-cell>
        </table:table-row>
      </table:table>
      <text:p text:style-name="P17"><text:s text:c="69"/>Languages et Intérêts</text:p>
      <text:p text:style-name="P10">Langages</text:p>
      <text:p text:style-name="P19">Français(courant), Anglais(TOEIC), Arabe (langue maternelle).</text:p>
      <text:p text:style-name="P10"/>
      <text:p text:style-name="P10">Intérêts</text:p>
      <text:p text:style-name="P19">Développement mobile (Android, iPhone), Planche à voile et lecture.</text:p>
      <text:p text:style-name="P34">Membre fondateur/Conseiller Technique dans le club de spéléologie de Bizerte (http://www.speleobizerte.creajn.com/)</text:p>
      <text:p text:style-name="P19">Diplôme en premiers secours et volontaire pour les compagnes de prévention routière.</text:p>
      <text:p text:style-name="P21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6-23T21:19:55</dc:date>
    <meta:editing-duration>PT59H03M03S</meta:editing-duration>
    <meta:editing-cycles>183</meta:editing-cycles>
    <meta:generator>OpenOffice.org/3.2$Linux OpenOffice.org_project/320m12$Build-9483</meta:generator>
    <meta:printed-by>hassen DOGHMEN</meta:printed-by>
    <meta:print-date>2011-04-29T16:02:08</meta:print-date>
    <dc:creator>doghmen </dc:creator>
    <meta:document-statistic meta:table-count="4" meta:image-count="0" meta:object-count="0" meta:page-count="2" meta:paragraph-count="104" meta:word-count="656" meta:character-count="5295"/>
    <meta:user-defined meta:name="Info 1"/>
    <meta:user-defined meta:name="Info 2"/>
    <meta:user-defined meta:name="Info 3"/>
    <meta:user-defined meta:name="Info 4"/>
  </office:meta>
</office:document-meta>
</file>